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6076in"/>
    </style:style>
    <style:style style:name="Table1.B" style:family="table-column">
      <style:table-column-properties style:column-width="6.3174in"/>
    </style:style>
    <style:style style:name="Table1.A1" style:family="table-cell">
      <style:table-cell-properties style:vertical-align="middle" fo:padding="0in" fo:border="none"/>
    </style:style>
    <style:style style:name="Table1.2" style:family="table-row">
      <style:table-row-properties fo:background-color="#f0f0f0">
        <style:background-image/>
      </style:table-row-properties>
    </style:style>
    <style:style style:name="Table1.3" style:family="table-row">
      <style:table-row-properties fo:background-color="#ffffff">
        <style:background-image/>
      </style:table-row-properties>
    </style:style>
    <style:style style:name="Table2" style:family="table">
      <style:table-properties style:width="2.1076in" table:align="left"/>
    </style:style>
    <style:style style:name="Table2.A" style:family="table-column">
      <style:table-column-properties style:column-width="0.8326in"/>
    </style:style>
    <style:style style:name="Table2.B" style:family="table-column">
      <style:table-column-properties style:column-width="1.275in"/>
    </style:style>
    <style:style style:name="Table2.A1" style:family="table-cell">
      <style:table-cell-properties style:vertical-align="middle" fo:padding="0in" fo:border="none"/>
    </style:style>
    <style:style style:name="Table2.2" style:family="table-row">
      <style:table-row-properties fo:background-color="#f0f0f0">
        <style:background-image/>
      </style:table-row-properties>
    </style:style>
    <style:style style:name="Table2.3" style:family="table-row">
      <style:table-row-properties fo:background-color="#ffffff">
        <style:background-image/>
      </style:table-row-properties>
    </style:style>
    <style:style style:name="P1" style:family="paragraph" style:parent-style-name="Table_20_Contents">
      <style:paragraph-properties fo:margin-left="0in" fo:margin-right="0in" fo:margin-top="0in" fo:margin-bottom="0in" loext:contextual-spacing="false" fo:line-height="162%" fo:text-indent="0in" style:auto-text-indent="false"/>
      <style:text-properties fo:language="fr" fo:country="FR"/>
    </style:style>
    <style:style style:name="P2" style:family="paragraph" style:parent-style-name="Standard">
      <style:paragraph-properties fo:text-align="center" style:justify-single-word="false"/>
      <style:text-properties fo:language="fr" fo:country="FR" fo:font-weight="bold" officeooo:rsid="001e6365" officeooo:paragraph-rsid="001e6365" style:font-weight-asian="bold" style:font-weight-complex="bold"/>
    </style:style>
    <style:style style:name="P3" style:family="paragraph" style:parent-style-name="Standard">
      <style:paragraph-properties fo:text-align="start" style:justify-single-word="false"/>
      <style:text-properties fo:language="fr" fo:country="FR" fo:font-weight="bold" officeooo:rsid="001e6365" officeooo:paragraph-rsid="003a380a" style:font-weight-asian="bold" style:font-weight-complex="bold"/>
    </style:style>
    <style:style style:name="P4" style:family="paragraph" style:parent-style-name="Standard">
      <style:paragraph-properties fo:text-align="start" style:justify-single-word="false"/>
      <style:text-properties fo:language="fr" fo:country="FR" fo:font-weight="bold" officeooo:rsid="00200012" officeooo:paragraph-rsid="00200012" style:font-weight-asian="bold" style:font-weight-complex="bold"/>
    </style:style>
    <style:style style:name="P5" style:family="paragraph" style:parent-style-name="Standard">
      <style:paragraph-properties fo:text-align="start" style:justify-single-word="false"/>
      <style:text-properties fo:language="fr" fo:country="FR" fo:font-weight="bold" officeooo:rsid="00231528" officeooo:paragraph-rsid="00231528" style:font-weight-asian="bold" style:font-weight-complex="bold"/>
    </style:style>
    <style:style style:name="P6" style:family="paragraph" style:parent-style-name="Standard">
      <style:paragraph-properties fo:text-align="start" style:justify-single-word="false"/>
      <style:text-properties fo:language="fr" fo:country="FR" fo:font-weight="bold" officeooo:rsid="002c6287" officeooo:paragraph-rsid="002c6287" style:font-weight-asian="bold" style:font-weight-complex="bold"/>
    </style:style>
    <style:style style:name="P7" style:family="paragraph" style:parent-style-name="Standard">
      <style:paragraph-properties fo:text-align="start" style:justify-single-word="false"/>
      <style:text-properties fo:language="fr" fo:country="FR" fo:font-weight="bold" officeooo:rsid="0039bae7" officeooo:paragraph-rsid="0039bae7" style:font-weight-asian="bold" style:font-weight-complex="bold"/>
    </style:style>
    <style:style style:name="P8" style:family="paragraph" style:parent-style-name="Standard">
      <style:paragraph-properties fo:text-align="start" style:justify-single-word="false"/>
      <style:text-properties fo:language="fr" fo:country="FR" fo:font-weight="bold" officeooo:rsid="003c2561" officeooo:paragraph-rsid="003c2561" style:font-weight-asian="bold" style:font-weight-complex="bold"/>
    </style:style>
    <style:style style:name="P9" style:family="paragraph" style:parent-style-name="Standard">
      <style:paragraph-properties fo:text-align="start" style:justify-single-word="false"/>
      <style:text-properties fo:language="fr" fo:country="FR" fo:font-weight="bold" officeooo:rsid="0047f4d9" officeooo:paragraph-rsid="0047f4d9" style:font-weight-asian="bold" style:font-weight-complex="bold"/>
    </style:style>
    <style:style style:name="P10" style:family="paragraph" style:parent-style-name="Standard">
      <style:paragraph-properties fo:text-align="start" style:justify-single-word="false"/>
      <style:text-properties fo:language="fr" fo:country="FR" fo:font-weight="normal" officeooo:rsid="00200012" officeooo:paragraph-rsid="00200012" style:font-weight-asian="normal" style:font-weight-complex="normal"/>
    </style:style>
    <style:style style:name="P11" style:family="paragraph" style:parent-style-name="Standard">
      <style:paragraph-properties fo:text-align="start" style:justify-single-word="false"/>
      <style:text-properties fo:language="fr" fo:country="FR" fo:font-weight="normal" officeooo:rsid="00222bd8" officeooo:paragraph-rsid="00222bd8" style:font-weight-asian="normal" style:font-weight-complex="normal"/>
    </style:style>
    <style:style style:name="P12" style:family="paragraph" style:parent-style-name="Standard">
      <style:paragraph-properties fo:text-align="start" style:justify-single-word="false"/>
      <style:text-properties fo:language="fr" fo:country="FR" fo:font-weight="normal" officeooo:rsid="00231528" officeooo:paragraph-rsid="00231528" style:font-weight-asian="normal" style:font-weight-complex="normal"/>
    </style:style>
    <style:style style:name="P13" style:family="paragraph" style:parent-style-name="Standard" style:list-style-name="L1">
      <style:paragraph-properties fo:text-align="start" style:justify-single-word="false"/>
      <style:text-properties fo:language="fr" fo:country="FR" fo:font-weight="normal" officeooo:rsid="00231528" officeooo:paragraph-rsid="00231528" style:font-weight-asian="normal" style:font-weight-complex="normal"/>
    </style:style>
    <style:style style:name="P14" style:family="paragraph" style:parent-style-name="Standard" style:list-style-name="L1">
      <style:paragraph-properties fo:text-align="start" style:justify-single-word="false"/>
      <style:text-properties fo:language="fr" fo:country="FR" fo:font-weight="normal" officeooo:rsid="00231528" officeooo:paragraph-rsid="0029d1f1" style:font-weight-asian="normal" style:font-weight-complex="normal"/>
    </style:style>
    <style:style style:name="P15" style:family="paragraph" style:parent-style-name="Standard" style:list-style-name="L1">
      <style:paragraph-properties fo:text-align="start" style:justify-single-word="false"/>
      <style:text-properties fo:language="fr" fo:country="FR" fo:font-weight="normal" officeooo:rsid="00231528" officeooo:paragraph-rsid="002b3f25" style:font-weight-asian="normal" style:font-weight-complex="normal"/>
    </style:style>
    <style:style style:name="P16" style:family="paragraph" style:parent-style-name="Standard">
      <style:paragraph-properties fo:text-align="start" style:justify-single-word="false"/>
      <style:text-properties fo:language="fr" fo:country="FR" fo:font-weight="normal" officeooo:rsid="00231528" officeooo:paragraph-rsid="002b3f25" style:font-weight-asian="normal" style:font-weight-complex="normal"/>
    </style:style>
    <style:style style:name="P17" style:family="paragraph" style:parent-style-name="Standard" style:list-style-name="L1">
      <style:paragraph-properties fo:text-align="start" style:justify-single-word="false"/>
      <style:text-properties fo:language="fr" fo:country="FR" fo:font-weight="normal" officeooo:rsid="0024a168" officeooo:paragraph-rsid="0024a168" style:font-weight-asian="normal" style:font-weight-complex="normal"/>
    </style:style>
    <style:style style:name="P18" style:family="paragraph" style:parent-style-name="Standard">
      <style:paragraph-properties fo:text-align="start" style:justify-single-word="false"/>
      <style:text-properties fo:language="fr" fo:country="FR" fo:font-weight="normal" officeooo:rsid="002eedfb" officeooo:paragraph-rsid="002eedfb" style:font-weight-asian="normal" style:font-weight-complex="normal"/>
    </style:style>
    <style:style style:name="P19" style:family="paragraph" style:parent-style-name="Standard" style:list-style-name="L2">
      <style:paragraph-properties fo:text-align="start" style:justify-single-word="false"/>
      <style:text-properties fo:language="fr" fo:country="FR" fo:font-weight="normal" officeooo:rsid="002eedfb" officeooo:paragraph-rsid="002eedfb" style:font-weight-asian="normal" style:font-weight-complex="normal"/>
    </style:style>
    <style:style style:name="P20" style:family="paragraph" style:parent-style-name="Standard" style:list-style-name="L3">
      <style:paragraph-properties fo:text-align="start" style:justify-single-word="false"/>
      <style:text-properties fo:language="fr" fo:country="FR" fo:font-weight="normal" officeooo:rsid="0031704b" officeooo:paragraph-rsid="0031704b" style:font-weight-asian="normal" style:font-weight-complex="normal"/>
    </style:style>
    <style:style style:name="P21" style:family="paragraph" style:parent-style-name="Standard" style:list-style-name="L3">
      <style:paragraph-properties fo:text-align="start" style:justify-single-word="false"/>
      <style:text-properties fo:language="fr" fo:country="FR" fo:font-weight="normal" officeooo:rsid="00330d0f" officeooo:paragraph-rsid="00330d0f" style:font-weight-asian="normal" style:font-weight-complex="normal"/>
    </style:style>
    <style:style style:name="P22" style:family="paragraph" style:parent-style-name="Standard" style:list-style-name="L3">
      <style:paragraph-properties fo:text-align="start" style:justify-single-word="false"/>
      <style:text-properties fo:language="fr" fo:country="FR" fo:font-weight="normal" officeooo:rsid="0034479d" officeooo:paragraph-rsid="0034479d" style:font-weight-asian="normal" style:font-weight-complex="normal"/>
    </style:style>
    <style:style style:name="P23" style:family="paragraph" style:parent-style-name="Standard" style:list-style-name="L3">
      <style:paragraph-properties fo:text-align="start" style:justify-single-word="false"/>
      <style:text-properties fo:language="fr" fo:country="FR" fo:font-weight="normal" officeooo:rsid="0034a7f2" officeooo:paragraph-rsid="0034a7f2" style:font-weight-asian="normal" style:font-weight-complex="normal"/>
    </style:style>
    <style:style style:name="P24" style:family="paragraph" style:parent-style-name="Standard">
      <style:paragraph-properties fo:text-align="start" style:justify-single-word="false"/>
      <style:text-properties fo:language="fr" fo:country="FR" fo:font-weight="normal" officeooo:rsid="0034a7f2" officeooo:paragraph-rsid="0034a7f2" style:font-weight-asian="normal" style:font-weight-complex="normal"/>
    </style:style>
    <style:style style:name="P25" style:family="paragraph" style:parent-style-name="Standard">
      <style:paragraph-properties fo:text-align="start" style:justify-single-word="false"/>
      <style:text-properties fo:language="fr" fo:country="FR" fo:font-weight="normal" officeooo:rsid="0035f2be" officeooo:paragraph-rsid="0035f2be" style:font-weight-asian="normal" style:font-weight-complex="normal"/>
    </style:style>
    <style:style style:name="P26" style:family="paragraph" style:parent-style-name="Standard" style:list-style-name="L4">
      <style:paragraph-properties fo:text-align="start" style:justify-single-word="false"/>
      <style:text-properties fo:language="fr" fo:country="FR" fo:font-weight="normal" officeooo:rsid="00367539" officeooo:paragraph-rsid="00367539" style:font-weight-asian="normal" style:font-weight-complex="normal"/>
    </style:style>
    <style:style style:name="P27" style:family="paragraph" style:parent-style-name="Standard">
      <style:paragraph-properties fo:text-align="start" style:justify-single-word="false"/>
      <style:text-properties fo:language="fr" fo:country="FR" fo:font-weight="normal" officeooo:rsid="00367539" officeooo:paragraph-rsid="00367539" style:font-weight-asian="normal" style:font-weight-complex="normal"/>
    </style:style>
    <style:style style:name="P28" style:family="paragraph" style:parent-style-name="Standard" style:list-style-name="L5">
      <style:paragraph-properties fo:text-align="start" style:justify-single-word="false"/>
      <style:text-properties fo:language="fr" fo:country="FR" fo:font-weight="normal" officeooo:rsid="0037c8b8" officeooo:paragraph-rsid="0037c8b8" style:font-weight-asian="normal" style:font-weight-complex="normal"/>
    </style:style>
    <style:style style:name="P29" style:family="paragraph" style:parent-style-name="Standard">
      <style:paragraph-properties fo:text-align="start" style:justify-single-word="false"/>
      <style:text-properties fo:language="fr" fo:country="FR" fo:font-weight="normal" officeooo:rsid="0037c8b8" officeooo:paragraph-rsid="0037c8b8" style:font-weight-asian="normal" style:font-weight-complex="normal"/>
    </style:style>
    <style:style style:name="P30" style:family="paragraph" style:parent-style-name="Standard" style:list-style-name="L6">
      <style:paragraph-properties fo:text-align="start" style:justify-single-word="false"/>
      <style:text-properties fo:language="fr" fo:country="FR" fo:font-weight="normal" officeooo:rsid="0037f6b0" officeooo:paragraph-rsid="0037f6b0" style:font-weight-asian="normal" style:font-weight-complex="normal"/>
    </style:style>
    <style:style style:name="P31" style:family="paragraph" style:parent-style-name="Standard">
      <style:paragraph-properties fo:text-align="start" style:justify-single-word="false"/>
      <style:text-properties fo:language="fr" fo:country="FR" fo:font-weight="normal" officeooo:rsid="0037f6b0" officeooo:paragraph-rsid="0037f6b0" style:font-weight-asian="normal" style:font-weight-complex="normal"/>
    </style:style>
    <style:style style:name="P32" style:family="paragraph" style:parent-style-name="Standard">
      <style:paragraph-properties fo:text-align="start" style:justify-single-word="false"/>
      <style:text-properties fo:language="fr" fo:country="FR" fo:font-weight="normal" officeooo:rsid="0037f6b0" officeooo:paragraph-rsid="0037fcf9" style:font-weight-asian="normal" style:font-weight-complex="normal"/>
    </style:style>
    <style:style style:name="P33" style:family="paragraph" style:parent-style-name="Standard">
      <style:paragraph-properties fo:text-align="start" style:justify-single-word="false"/>
      <style:text-properties fo:language="fr" fo:country="FR" fo:font-weight="normal" officeooo:rsid="0039bae7" officeooo:paragraph-rsid="0039bae7" style:font-weight-asian="normal" style:font-weight-complex="normal"/>
    </style:style>
    <style:style style:name="P34" style:family="paragraph" style:parent-style-name="Standard" style:list-style-name="L7">
      <style:paragraph-properties fo:text-align="start" style:justify-single-word="false"/>
      <style:text-properties fo:language="fr" fo:country="FR" fo:font-weight="normal" officeooo:rsid="003dc038" officeooo:paragraph-rsid="003dc038" style:font-weight-asian="normal" style:font-weight-complex="normal"/>
    </style:style>
    <style:style style:name="P35" style:family="paragraph" style:parent-style-name="Standard" style:list-style-name="L7">
      <style:paragraph-properties fo:text-align="start" style:justify-single-word="false"/>
      <style:text-properties fo:language="fr" fo:country="FR" fo:font-weight="normal" officeooo:rsid="003f1f55" officeooo:paragraph-rsid="003f1f55" style:font-weight-asian="normal" style:font-weight-complex="normal"/>
    </style:style>
    <style:style style:name="P36" style:family="paragraph" style:parent-style-name="Standard" style:list-style-name="L7">
      <style:paragraph-properties fo:text-align="start" style:justify-single-word="false"/>
      <style:text-properties fo:language="fr" fo:country="FR" fo:font-weight="normal" officeooo:rsid="004074af" officeooo:paragraph-rsid="004074af" style:font-weight-asian="normal" style:font-weight-complex="normal"/>
    </style:style>
    <style:style style:name="P37" style:family="paragraph" style:parent-style-name="Standard" style:list-style-name="L7">
      <style:paragraph-properties fo:text-align="start" style:justify-single-word="false"/>
      <style:text-properties fo:language="fr" fo:country="FR" fo:font-weight="normal" officeooo:rsid="0041d2d6" officeooo:paragraph-rsid="0041d2d6" style:font-weight-asian="normal" style:font-weight-complex="normal"/>
    </style:style>
    <style:style style:name="P38" style:family="paragraph" style:parent-style-name="Standard" style:list-style-name="L7">
      <style:paragraph-properties fo:text-align="start" style:justify-single-word="false"/>
      <style:text-properties fo:language="fr" fo:country="FR" fo:font-weight="normal" officeooo:rsid="004374a5" officeooo:paragraph-rsid="004374a5" style:font-weight-asian="normal" style:font-weight-complex="normal"/>
    </style:style>
    <style:style style:name="P39" style:family="paragraph" style:parent-style-name="Standard">
      <style:paragraph-properties fo:text-align="start" style:justify-single-word="false"/>
      <style:text-properties fo:language="fr" fo:country="FR" fo:font-weight="normal" officeooo:rsid="004374a5" officeooo:paragraph-rsid="004374a5" style:font-weight-asian="normal" style:font-weight-complex="normal"/>
    </style:style>
    <style:style style:name="P40" style:family="paragraph" style:parent-style-name="Standard" style:list-style-name="L8">
      <style:paragraph-properties fo:text-align="start" style:justify-single-word="false"/>
      <style:text-properties fo:language="fr" fo:country="FR" fo:font-weight="normal" officeooo:rsid="00437ccc" officeooo:paragraph-rsid="00437ccc" style:font-weight-asian="normal" style:font-weight-complex="normal"/>
    </style:style>
    <style:style style:name="P41" style:family="paragraph" style:parent-style-name="Standard" style:list-style-name="L8">
      <style:paragraph-properties fo:text-align="start" style:justify-single-word="false"/>
      <style:text-properties fo:language="fr" fo:country="FR" fo:font-weight="normal" officeooo:rsid="00455dda" officeooo:paragraph-rsid="00455dda" style:font-weight-asian="normal" style:font-weight-complex="normal"/>
    </style:style>
    <style:style style:name="P42" style:family="paragraph" style:parent-style-name="Standard">
      <style:paragraph-properties fo:text-align="start" style:justify-single-word="false"/>
      <style:text-properties fo:language="fr" fo:country="FR" fo:font-weight="normal" officeooo:rsid="00455dda" officeooo:paragraph-rsid="00455dda" style:font-weight-asian="normal" style:font-weight-complex="normal"/>
    </style:style>
    <style:style style:name="P43" style:family="paragraph" style:parent-style-name="Standard">
      <style:paragraph-properties fo:text-align="start" style:justify-single-word="false"/>
      <style:text-properties fo:language="fr" fo:country="FR" fo:font-weight="normal" officeooo:rsid="00458469" officeooo:paragraph-rsid="00458469" style:font-weight-asian="normal" style:font-weight-complex="normal"/>
    </style:style>
    <style:style style:name="P44" style:family="paragraph" style:parent-style-name="Standard">
      <style:paragraph-properties fo:text-align="start" style:justify-single-word="false"/>
      <style:text-properties fo:language="fr" fo:country="FR" fo:font-weight="normal" officeooo:rsid="0046cb63" officeooo:paragraph-rsid="0046cb63" style:font-weight-asian="normal" style:font-weight-complex="normal"/>
    </style:style>
    <style:style style:name="P45" style:family="paragraph" style:parent-style-name="Standard">
      <style:paragraph-properties fo:text-align="start" style:justify-single-word="false"/>
      <style:text-properties fo:language="fr" fo:country="FR" fo:font-weight="normal" officeooo:rsid="0047f4d9" officeooo:paragraph-rsid="0047f4d9" style:font-weight-asian="normal" style:font-weight-complex="normal"/>
    </style:style>
    <style:style style:name="P46" style:family="paragraph" style:parent-style-name="Standard" style:list-style-name="L9">
      <style:paragraph-properties fo:text-align="start" style:justify-single-word="false"/>
      <style:text-properties fo:language="fr" fo:country="FR" fo:font-weight="normal" officeooo:rsid="0049c553" officeooo:paragraph-rsid="0049c553" style:font-weight-asian="normal" style:font-weight-complex="normal"/>
    </style:style>
    <style:style style:name="P47" style:family="paragraph" style:parent-style-name="Standard" style:list-style-name="L9">
      <style:paragraph-properties fo:text-align="start" style:justify-single-word="false"/>
      <style:text-properties fo:language="fr" fo:country="FR" fo:font-weight="normal" officeooo:rsid="0049f95e" officeooo:paragraph-rsid="0049f95e" style:font-weight-asian="normal" style:font-weight-complex="normal"/>
    </style:style>
    <style:style style:name="P48" style:family="paragraph" style:parent-style-name="Standard" style:list-style-name="L9">
      <style:paragraph-properties fo:text-align="start" style:justify-single-word="false"/>
      <style:text-properties fo:language="fr" fo:country="FR" fo:font-weight="normal" officeooo:rsid="004b170e" officeooo:paragraph-rsid="004b170e" style:font-weight-asian="normal" style:font-weight-complex="normal"/>
    </style:style>
    <style:style style:name="P49" style:family="paragraph" style:parent-style-name="Standard" style:list-style-name="L9">
      <style:paragraph-properties fo:text-align="start" style:justify-single-word="false"/>
      <style:text-properties fo:language="fr" fo:country="FR" fo:font-weight="normal" officeooo:rsid="004b8037" officeooo:paragraph-rsid="004b8037" style:font-weight-asian="normal" style:font-weight-complex="normal"/>
    </style:style>
    <style:style style:name="P50" style:family="paragraph" style:parent-style-name="Standard" style:list-style-name="L9">
      <style:paragraph-properties fo:text-align="start" style:justify-single-word="false"/>
      <style:text-properties fo:language="fr" fo:country="FR" fo:font-weight="normal" officeooo:rsid="004b90fd" officeooo:paragraph-rsid="004b90fd" style:font-weight-asian="normal" style:font-weight-complex="normal"/>
    </style:style>
    <style:style style:name="P51" style:family="paragraph" style:parent-style-name="Standard" style:list-style-name="L9">
      <style:paragraph-properties fo:text-align="start" style:justify-single-word="false"/>
      <style:text-properties fo:language="fr" fo:country="FR" fo:font-weight="normal" officeooo:rsid="004cb695" officeooo:paragraph-rsid="004cb695" style:font-weight-asian="normal" style:font-weight-complex="normal"/>
    </style:style>
    <style:style style:name="P52" style:family="paragraph" style:parent-style-name="Standard">
      <style:paragraph-properties fo:text-align="start" style:justify-single-word="false"/>
      <style:text-properties fo:language="fr" fo:country="FR" fo:font-weight="normal" officeooo:rsid="004eacef" officeooo:paragraph-rsid="004eacef" style:font-weight-asian="normal" style:font-weight-complex="normal"/>
    </style:style>
    <style:style style:name="P53" style:family="paragraph" style:parent-style-name="Standard" style:list-style-name="L10">
      <style:paragraph-properties fo:text-align="start" style:justify-single-word="false"/>
      <style:text-properties fo:language="fr" fo:country="FR" fo:font-weight="normal" officeooo:rsid="00500146" officeooo:paragraph-rsid="00500146" style:font-weight-asian="normal" style:font-weight-complex="normal"/>
    </style:style>
    <style:style style:name="P54" style:family="paragraph" style:parent-style-name="Standard">
      <style:paragraph-properties fo:text-align="start" style:justify-single-word="false"/>
      <style:text-properties fo:language="fr" fo:country="FR" fo:font-weight="normal" officeooo:rsid="00500146" officeooo:paragraph-rsid="00500146" style:font-weight-asian="normal" style:font-weight-complex="normal"/>
    </style:style>
    <style:style style:name="P55" style:family="paragraph" style:parent-style-name="Standard">
      <style:paragraph-properties fo:text-align="start" style:justify-single-word="false"/>
      <style:text-properties fo:language="fr" fo:country="FR" fo:font-weight="normal" officeooo:rsid="0053dc10" officeooo:paragraph-rsid="0053dc10" style:font-weight-asian="normal" style:font-weight-complex="normal"/>
    </style:style>
    <style:style style:name="P56" style:family="paragraph" style:parent-style-name="Standard">
      <style:paragraph-properties fo:text-align="start" style:justify-single-word="false"/>
      <style:text-properties fo:font-variant="normal" fo:text-transform="none" style:font-name="Times New Roman" fo:font-size="12pt" fo:letter-spacing="normal" fo:language="fr" fo:country="FR" fo:font-style="normal" fo:font-weight="normal" officeooo:rsid="0053dc10" officeooo:paragraph-rsid="0053dc10" style:font-weight-asian="normal" style:font-weight-complex="normal"/>
    </style:style>
    <style:style style:name="P57" style:family="paragraph" style:parent-style-name="Standard">
      <style:paragraph-properties fo:text-align="start" style:justify-single-word="false" fo:break-before="page"/>
      <style:text-properties fo:language="fr" fo:country="FR" fo:font-weight="bold" officeooo:rsid="0035f2be" officeooo:paragraph-rsid="0035f2be" style:font-weight-asian="bold" style:font-weight-complex="bold"/>
    </style:style>
    <style:style style:name="P58" style:family="paragraph" style:parent-style-name="Standard">
      <style:paragraph-properties fo:text-align="start" style:justify-single-word="false" fo:break-before="page"/>
      <style:text-properties fo:language="fr" fo:country="FR" fo:font-weight="bold" officeooo:rsid="003c2561" officeooo:paragraph-rsid="003c2561" style:font-weight-asian="bold" style:font-weight-complex="bold"/>
    </style:style>
    <style:style style:name="P59" style:family="paragraph" style:parent-style-name="Table_20_Heading">
      <style:paragraph-properties fo:margin-left="0in" fo:margin-right="0in" fo:margin-top="0in" fo:margin-bottom="0in" loext:contextual-spacing="false" fo:line-height="162%" fo:text-indent="0in" style:auto-text-indent="false"/>
      <style:text-properties fo:color="#000000" fo:language="fr" fo:country="FR"/>
    </style:style>
    <style:style style:name="T1" style:family="text">
      <style:text-properties officeooo:rsid="00214143"/>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Consolas" fo:font-size="10.5pt" fo:letter-spacing="normal" fo:font-style="normal" fo:font-weight="normal"/>
    </style:style>
    <style:style style:name="T4" style:family="text">
      <style:text-properties officeooo:rsid="00249fdf"/>
    </style:style>
    <style:style style:name="T5" style:family="text">
      <style:text-properties officeooo:rsid="0029d1f1"/>
    </style:style>
    <style:style style:name="T6" style:family="text">
      <style:text-properties officeooo:rsid="002b3f25"/>
    </style:style>
    <style:style style:name="T7" style:family="text">
      <style:text-properties officeooo:rsid="0034a7f2"/>
    </style:style>
    <style:style style:name="T8" style:family="text">
      <style:text-properties officeooo:rsid="0037fcf9"/>
    </style:style>
    <style:style style:name="T9" style:family="text">
      <style:text-properties officeooo:rsid="00394376"/>
    </style:style>
    <style:style style:name="T10" style:family="text">
      <style:text-properties officeooo:rsid="004204a7"/>
    </style:style>
    <style:style style:name="T11" style:family="text">
      <style:text-properties officeooo:rsid="0043622d"/>
    </style:style>
    <style:style style:name="T12" style:family="text">
      <style:text-properties officeooo:rsid="0049c553"/>
    </style:style>
    <style:style style:name="T13" style:family="text">
      <style:text-properties officeooo:rsid="004b0fce"/>
    </style:style>
    <style:style style:name="T14" style:family="text">
      <style:text-properties officeooo:rsid="005197e5"/>
    </style:style>
    <style:style style:name="T15" style:family="text">
      <style:text-properties officeooo:rsid="0051e0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umé de cours C3 – OpenClassroom</text:p>
      <text:p text:style-name="P2"/>
      <text:p text:style-name="P3"><text:span text:style-name="T3">dotnet new console</text:span></text:p>
      <text:p text:style-name="P8">Partie 1</text:p>
      <text:p text:style-name="P4"/>
      <text:p text:style-name="P4">Cours 1 – Introduction</text:p>
      <text:p text:style-name="P4"/>
      <text:p text:style-name="P10">C# langage de programation de windows. Ce n’est pas un langage compilé comme le C et le C++ par exemple mais un code managé. C’est à dire que la compilation créé un fichier en langage<text:span text:style-name="T1">s</text:span> intermédiaire<text:span text:style-name="T1">s (en CIL puis en CLR)</text:span> qui est ensuite transformé en binaire pour être lu par l’ordinateur. </text:p>
      <text:p text:style-name="P10"/>
      <text:p text:style-name="P11">Framework .net permet de réaliser des applications web, des logiciel ou des applications mobiles.</text:p>
      <text:p text:style-name="P11"/>
      <text:p text:style-name="P5">Cours 2 – Base de C#</text:p>
      <text:p text:style-name="P12"/>
      <text:list xml:id="list3869277932" text:style-name="L1">
        <text:list-item>
          <text:p text:style-name="P13">ctrl + k + ctrl + d: permet à VS de mettre en forme le code (identation par exemple<text:span text:style-name="T4">) </text:span></text:p>
        </text:list-item>
        <text:list-item>
          <text:p text:style-name="P17">Console.WriteLine(“content”); → affiche le contenu dans la console.</text:p>
        </text:list-item>
        <text:list-item>
          <text:p text:style-name="P14">ctrl + k + ctrl + <text:span text:style-name="T5">c: pour commenter une ou des lignes de code.</text:span></text:p>
        </text:list-item>
        <text:list-item>
          <text:p text:style-name="P15">ctrl + k + ctrl + <text:span text:style-name="T6">u: pour décommenter une ou des lignes de code.</text:span></text:p>
        </text:list-item>
      </text:list>
      <text:p text:style-name="P16"/>
      <text:p text:style-name="P6">Cours 3 – Les variables:</text:p>
      <text:p text:style-name="P6"/>
      <text:p text:style-name="P18">Il faut définir les variables suivant leur type.</text:p>
      <text:list xml:id="list3402065159" text:style-name="L2">
        <text:list-item>
          <text:p text:style-name="P19">String → string nomVar = « valuer » ;</text:p>
        </text:list-item>
        <text:list-item>
          <text:p text:style-name="P19">Integer → int nomVar = valeur ;</text:p>
        </text:list-item>
        <text:list-item>
          <text:p text:style-name="P19">décimal → decimal nomVar = valeur ;</text:p>
        </text:list-item>
        <text:list-item>
          <text:p text:style-name="P19">booléen → bool nomVar = true ;</text:p>
        </text:list-item>
      </text:list>
      <text:p text:style-name="P18"><text:bookmark text:name="r-1532270"/><text:bookmark text:name="r-1532217"/><text:bookmark text:name="r-1532218"/></text:p>
      <table:table table:name="Table1" table:style-name="Table1">
        <table:table-column table:style-name="Table1.A"/>
        <table:table-column table:style-name="Table1.B"/>
        <table:table-header-rows>
          <table:table-row>
            <table:table-cell table:style-name="Table1.A1" office:value-type="string">
              <text:p text:style-name="P59"><text:bookmark text:name="r-1532214"/><text:bookmark text:name="r-1532213"/>Type<text:bookmark text:name="r-1532216"/></text:p>
            </table:table-cell>
            <table:table-cell table:style-name="Table1.A1" office:value-type="string">
              <text:p text:style-name="P59">Description<text:bookmark text:name="r-1532269"/><text:bookmark text:name="r-1532223"/><text:bookmark text:name="r-1532220"/></text:p>
            </table:table-cell>
          </table:table-row>
        </table:table-header-rows>
        <table:table-row table:style-name="Table1.2">
          <table:table-cell table:style-name="Table1.A1" office:value-type="string">
            <text:p text:style-name="P1"><text:bookmark text:name="r-1532219"/>byte<text:bookmark text:name="r-1532222"/></text:p>
          </table:table-cell>
          <table:table-cell table:style-name="Table1.A1" office:value-type="string">
            <text:p text:style-name="P1"><text:bookmark text:name="r-1532221"/>Entier de 0 à 255<text:bookmark text:name="r-1532228"/><text:bookmark text:name="r-1532225"/></text:p>
          </table:table-cell>
        </table:table-row>
        <table:table-row table:style-name="Table1.3">
          <table:table-cell table:style-name="Table1.A1" office:value-type="string">
            <text:p text:style-name="P1"><text:bookmark text:name="r-1532224"/>short<text:bookmark text:name="r-1532227"/></text:p>
          </table:table-cell>
          <table:table-cell table:style-name="Table1.A1" office:value-type="string">
            <text:p text:style-name="P1"><text:bookmark text:name="r-1532226"/>Entier de -32768 à 32767<text:bookmark text:name="r-1532233"/><text:bookmark text:name="r-1532230"/></text:p>
          </table:table-cell>
        </table:table-row>
        <table:table-row table:style-name="Table1.2">
          <table:table-cell table:style-name="Table1.A1" office:value-type="string">
            <text:p text:style-name="P1"><text:bookmark text:name="r-1532229"/>int<text:bookmark text:name="r-1532232"/></text:p>
          </table:table-cell>
          <table:table-cell table:style-name="Table1.A1" office:value-type="string">
            <text:p text:style-name="P1"><text:bookmark text:name="r-1532231"/>Entier de -2147483648 à 2147483647<text:bookmark text:name="r-1532238"/><text:bookmark text:name="r-1532235"/></text:p>
          </table:table-cell>
        </table:table-row>
        <table:table-row table:style-name="Table1.3">
          <table:table-cell table:style-name="Table1.A1" office:value-type="string">
            <text:p text:style-name="P1"><text:bookmark text:name="r-1532234"/>long<text:bookmark text:name="r-1532237"/></text:p>
          </table:table-cell>
          <table:table-cell table:style-name="Table1.A1" office:value-type="string">
            <text:p text:style-name="P1"><text:bookmark text:name="r-1532236"/>Entier de -9223372036854775808 à 9223372036854775807<text:bookmark text:name="r-1532243"/><text:bookmark text:name="r-1532240"/></text:p>
          </table:table-cell>
        </table:table-row>
        <table:table-row table:style-name="Table1.2">
          <table:table-cell table:style-name="Table1.A1" office:value-type="string">
            <text:p text:style-name="P1"><text:bookmark text:name="r-1532239"/>float<text:bookmark text:name="r-1532242"/></text:p>
          </table:table-cell>
          <table:table-cell table:style-name="Table1.A1" office:value-type="string">
            <text:p text:style-name="P1"><text:bookmark text:name="r-1532241"/>Nombre simple précision de -3,402823e38 à 3,402823e38<text:bookmark text:name="r-1532248"/><text:bookmark text:name="r-1532245"/></text:p>
          </table:table-cell>
        </table:table-row>
        <table:table-row table:style-name="Table1.3">
          <table:table-cell table:style-name="Table1.A1" office:value-type="string">
            <text:p text:style-name="P1"><text:bookmark text:name="r-1532244"/>double<text:bookmark text:name="r-1532247"/></text:p>
          </table:table-cell>
          <table:table-cell table:style-name="Table1.A1" office:value-type="string">
            <text:p text:style-name="P1"><text:bookmark text:name="r-1532246"/>Nombre double précision de -1,79769313486232e308 à 1,79769313486232e308<text:bookmark text:name="r-1532253"/><text:bookmark text:name="r-1532250"/></text:p>
          </table:table-cell>
        </table:table-row>
        <table:table-row table:style-name="Table1.2">
          <table:table-cell table:style-name="Table1.A1" office:value-type="string">
            <text:p text:style-name="P1"><text:bookmark text:name="r-1532249"/>decimal<text:bookmark text:name="r-1532252"/></text:p>
          </table:table-cell>
          <table:table-cell table:style-name="Table1.A1" office:value-type="string">
            <text:p text:style-name="P1"><text:bookmark text:name="r-1532251"/>Nombre décimal convenant particulièrement aux calculs financiers (en raison de ses nombres significatifs après la virgule)<text:bookmark text:name="r-1532258"/><text:bookmark text:name="r-1532255"/></text:p>
          </table:table-cell>
        </table:table-row>
        <table:table-row table:style-name="Table1.3">
          <table:table-cell table:style-name="Table1.A1" office:value-type="string">
            <text:p text:style-name="P1"><text:bookmark text:name="r-1532254"/>char<text:bookmark text:name="r-1532257"/></text:p>
          </table:table-cell>
          <table:table-cell table:style-name="Table1.A1" office:value-type="string">
            <text:p text:style-name="P1"><text:bookmark text:name="r-1532256"/>Représente un caractère<text:bookmark text:name="r-1532263"/><text:bookmark text:name="r-1532260"/></text:p>
          </table:table-cell>
        </table:table-row>
        <table:table-row table:style-name="Table1.2">
          <table:table-cell table:style-name="Table1.A1" office:value-type="string">
            <text:p text:style-name="P1"><text:bookmark text:name="r-1532259"/>string<text:bookmark text:name="r-1532262"/></text:p>
          </table:table-cell>
          <table:table-cell table:style-name="Table1.A1" office:value-type="string">
            <text:p text:style-name="P1"><text:bookmark text:name="r-1532261"/>Une chaine de caractère<text:bookmark text:name="r-1532268"/><text:bookmark text:name="r-1532265"/></text:p>
          </table:table-cell>
        </table:table-row>
        <table:table-row table:style-name="Table1.3">
          <table:table-cell table:style-name="Table1.A1" office:value-type="string">
            <text:p text:style-name="P1"><text:bookmark text:name="r-1532264"/>bool<text:bookmark text:name="r-1532267"/></text:p>
          </table:table-cell>
          <table:table-cell table:style-name="Table1.A1" office:value-type="string">
            <text:p text:style-name="P1"><text:bookmark text:name="r-1532266"/>Une valeur booléenne (vrai ou faux)</text:p>
          </table:table-cell>
        </table:table-row>
      </table:table>
      <text:p text:style-name="P18"/>
      <text:list xml:id="list3512481239" text:style-name="L3">
        <text:list-item>
          <text:p text:style-name="P20">Possibilité d’aditioner deux string pour concaténer en un seul</text:p>
        </text:list-item>
        <text:list-item>
          <text:p text:style-name="P21">++, - -, += …</text:p>
        </text:list-item>
        <text:list-item>
          <text:p text:style-name="P22">Les caractères spéciaux doivent être précédés d’un <text:span text:style-name="T7">\</text:span></text:p>
        </text:list-item>
        <text:list-item>
          <text:p text:style-name="P23">\n → passer à la ligne suivante</text:p>
        </text:list-item>
        <text:list-item>
          <text:p text:style-name="P23">\t → tabulation</text:p>
        </text:list-item>
      </text:list>
      <text:p text:style-name="P24"/>
      <text:p text:style-name="P57">Cours 4 – Instructions conditionnelles</text:p>
      <text:p text:style-name="P25"/>
      <text:list xml:id="list1227834183" text:style-name="L4">
        <text:list-item>
          <text:p text:style-name="P26">Opérateurs de comparaison :</text:p>
        </text:list-item>
      </text:list>
      <text:p text:style-name="P27"><text:bookmark text:name="r-1532421"/><text:bookmark text:name="r-1532373"/><text:bookmark text:name="r-1532374"/></text:p>
      <table:table table:name="Table2" table:style-name="Table2">
        <table:table-column table:style-name="Table2.A"/>
        <table:table-column table:style-name="Table2.B"/>
        <table:table-header-rows>
          <table:table-row>
            <table:table-cell table:style-name="Table2.A1" office:value-type="string">
              <text:p text:style-name="P59"><text:bookmark text:name="r-1532370"/><text:bookmark text:name="r-1532369"/>Opérateur<text:bookmark text:name="r-1532372"/></text:p>
            </table:table-cell>
            <table:table-cell table:style-name="Table2.A1" office:value-type="string">
              <text:p text:style-name="P59"><text:bookmark text:name="r-1532371"/>Description<text:bookmark text:name="r-1532420"/><text:bookmark text:name="r-1532379"/><text:bookmark text:name="r-1532376"/></text:p>
            </table:table-cell>
          </table:table-row>
        </table:table-header-rows>
        <table:table-row table:style-name="Table2.2">
          <table:table-cell table:style-name="Table2.A1" office:value-type="string">
            <text:p text:style-name="P1"><text:bookmark text:name="r-1532375"/>==<text:bookmark text:name="r-1532378"/></text:p>
          </table:table-cell>
          <table:table-cell table:style-name="Table2.A1" office:value-type="string">
            <text:p text:style-name="P1"><text:bookmark text:name="r-1532377"/>Egalité<text:bookmark text:name="r-1532384"/><text:bookmark text:name="r-1532381"/></text:p>
          </table:table-cell>
        </table:table-row>
        <table:table-row table:style-name="Table2.3">
          <table:table-cell table:style-name="Table2.A1" office:value-type="string">
            <text:p text:style-name="P1"><text:bookmark text:name="r-1532380"/>!=<text:bookmark text:name="r-1532383"/></text:p>
          </table:table-cell>
          <table:table-cell table:style-name="Table2.A1" office:value-type="string">
            <text:p text:style-name="P1"><text:bookmark text:name="r-1532382"/>Différence<text:bookmark text:name="r-1532389"/><text:bookmark text:name="r-1532386"/></text:p>
          </table:table-cell>
        </table:table-row>
        <table:table-row table:style-name="Table2.2">
          <table:table-cell table:style-name="Table2.A1" office:value-type="string">
            <text:p text:style-name="P1"><text:bookmark text:name="r-1532385"/>&gt;<text:bookmark text:name="r-1532388"/></text:p>
          </table:table-cell>
          <table:table-cell table:style-name="Table2.A1" office:value-type="string">
            <text:p text:style-name="P1"><text:bookmark text:name="r-1532387"/>Supérieur à<text:bookmark text:name="r-1532394"/><text:bookmark text:name="r-1532391"/></text:p>
          </table:table-cell>
        </table:table-row>
        <table:table-row table:style-name="Table2.3">
          <table:table-cell table:style-name="Table2.A1" office:value-type="string">
            <text:p text:style-name="P1"><text:bookmark text:name="r-1532390"/>&lt;<text:bookmark text:name="r-1532393"/></text:p>
          </table:table-cell>
          <table:table-cell table:style-name="Table2.A1" office:value-type="string">
            <text:p text:style-name="P1"><text:bookmark text:name="r-1532392"/>Inférieur à<text:bookmark text:name="r-1532399"/><text:bookmark text:name="r-1532396"/></text:p>
          </table:table-cell>
        </table:table-row>
        <table:table-row table:style-name="Table2.2">
          <table:table-cell table:style-name="Table2.A1" office:value-type="string">
            <text:p text:style-name="P1"><text:bookmark text:name="r-1532395"/>&gt;=<text:bookmark text:name="r-1532398"/></text:p>
          </table:table-cell>
          <table:table-cell table:style-name="Table2.A1" office:value-type="string">
            <text:p text:style-name="P1"><text:bookmark text:name="r-1532397"/>Supérieur ou égal<text:bookmark text:name="r-1532404"/><text:bookmark text:name="r-1532401"/></text:p>
          </table:table-cell>
        </table:table-row>
        <table:table-row table:style-name="Table2.3">
          <table:table-cell table:style-name="Table2.A1" office:value-type="string">
            <text:p text:style-name="P1"><text:bookmark text:name="r-1532400"/>&lt;=<text:bookmark text:name="r-1532403"/></text:p>
          </table:table-cell>
          <table:table-cell table:style-name="Table2.A1" office:value-type="string">
            <text:p text:style-name="P1"><text:bookmark text:name="r-1532402"/>Inférieur ou égal<text:bookmark text:name="r-1532409"/><text:bookmark text:name="r-1532406"/></text:p>
          </table:table-cell>
        </table:table-row>
        <table:table-row table:style-name="Table2.2">
          <table:table-cell table:style-name="Table2.A1" office:value-type="string">
            <text:p text:style-name="P1"><text:bookmark text:name="r-1532405"/>&amp;&amp;<text:bookmark text:name="r-1532408"/></text:p>
          </table:table-cell>
          <table:table-cell table:style-name="Table2.A1" office:value-type="string">
            <text:p text:style-name="P1"><text:bookmark text:name="r-1532407"/>ET logique<text:bookmark text:name="r-1532414"/><text:bookmark text:name="r-1532411"/></text:p>
          </table:table-cell>
        </table:table-row>
        <table:table-row table:style-name="Table2.3">
          <table:table-cell table:style-name="Table2.A1" office:value-type="string">
            <text:p text:style-name="P1"><text:bookmark text:name="r-1532410"/>||<text:bookmark text:name="r-1532413"/></text:p>
          </table:table-cell>
          <table:table-cell table:style-name="Table2.A1" office:value-type="string">
            <text:p text:style-name="P1"><text:bookmark text:name="r-1532412"/>OU logique<text:bookmark text:name="r-1532419"/><text:bookmark text:name="r-1532416"/></text:p>
          </table:table-cell>
        </table:table-row>
        <table:table-row table:style-name="Table2.2">
          <table:table-cell table:style-name="Table2.A1" office:value-type="string">
            <text:p text:style-name="P1"><text:bookmark text:name="r-1532415"/>!<text:bookmark text:name="r-1532418"/></text:p>
          </table:table-cell>
          <table:table-cell table:style-name="Table2.A1" office:value-type="string">
            <text:p text:style-name="P1"><text:bookmark text:name="r-1532417"/>Négation</text:p>
          </table:table-cell>
        </table:table-row>
      </table:table>
      <text:p text:style-name="P27"/>
      <text:list xml:id="list3930481215" text:style-name="L5">
        <text:list-item>
          <text:p text:style-name="P28">If / elsif / else</text:p>
        </text:list-item>
      </text:list>
      <text:p text:style-name="P29"><text:tab/>if <text:s/>(condition) </text:p>
      <text:p text:style-name="P29"><text:tab/>{</text:p>
      <text:p text:style-name="P29"><text:tab/><text:tab/>instruction ;</text:p>
      <text:p text:style-name="P29"><text:tab/>}</text:p>
      <text:p text:style-name="P29"><text:tab/>else if (condition)</text:p>
      <text:p text:style-name="P29"><text:tab/>{</text:p>
      <text:p text:style-name="P29"><text:tab/><text:tab/>instruction ;</text:p>
      <text:p text:style-name="P29"><text:tab/>}</text:p>
      <text:p text:style-name="P29"><text:tab/>else </text:p>
      <text:p text:style-name="P29"><text:tab/>{</text:p>
      <text:p text:style-name="P29"><text:tab/><text:tab/>instruction ;</text:p>
      <text:p text:style-name="P29"><text:tab/>}</text:p>
      <text:p text:style-name="P29"/>
      <text:list xml:id="list1689994372" text:style-name="L6">
        <text:list-item>
          <text:p text:style-name="P30">instruction swit<text:span text:style-name="T9">c</text:span>h. <text:span text:style-name="T9">Lorsque la valeur de condition de if peut prendre beaucoup de valeur.</text:span></text:p>
        </text:list-item>
      </text:list>
      <text:p text:style-name="P31"><text:tab/><text:span text:style-name="T8">string nom = « initialisation »</text:span></text:p>
      <text:p text:style-name="P31"><text:tab/><text:span text:style-name="T8">switch(nom)</text:span></text:p>
      <text:p text:style-name="P31"><text:tab/><text:span text:style-name="T8">{</text:span></text:p>
      <text:p text:style-name="P31"><text:tab/><text:span text:style-name="T8">case autre_valeur :</text:span></text:p>
      <text:p text:style-name="P31"><text:tab/><text:tab/><text:span text:style-name="T8">instruction ;</text:span></text:p>
      <text:p text:style-name="P31"><text:tab/><text:tab/><text:span text:style-name="T8">break ;</text:span></text:p>
      <text:p text:style-name="P32"><text:tab/><text:span text:style-name="T8">case autre_valeur2 :</text:span></text:p>
      <text:p text:style-name="P32"><text:tab/><text:tab/><text:span text:style-name="T8">instruction2 ;</text:span></text:p>
      <text:p text:style-name="P32"><text:tab/><text:tab/><text:span text:style-name="T8">break ;</text:span></text:p>
      <text:p text:style-name="P32"><text:tab/>…</text:p>
      <text:p text:style-name="P32"><text:tab/><text:span text:style-name="T8">}</text:span></text:p>
      <text:p text:style-name="P32"/>
      <text:p text:style-name="P7">Cours 5 – Bloc de code et portée d’une variable</text:p>
      <text:p text:style-name="P33"/>
      <text:p text:style-name="P33">Les blocs de codes sont définis par { }</text:p>
      <text:p text:style-name="P33">la portée des variable est interne au bloc de code où elles sont définies.</text:p>
      <text:p text:style-name="P33"/>
      <text:p text:style-name="P33"/>
      <text:p text:style-name="P58">Partie 2</text:p>
      <text:p text:style-name="P8"/>
      <text:p text:style-name="P8">Cours 1 – Les méthodes</text:p>
      <text:p text:style-name="P8"/>
      <text:list xml:id="list4168884589" text:style-name="L7">
        <text:list-item>
          <text:p text:style-name="P34">Déclaration :</text:p>
          <text:p text:style-name="P34">static void methodName(<text:span text:style-name="T10">type param1, …, type param n</text:span>)</text:p>
          <text:p text:style-name="P34">{</text:p>
          <text:p text:style-name="P34">}</text:p>
          <text:p text:style-name="P35">Void signifie que la méthode ne renvoie rien.</text:p>
          <text:p text:style-name="P36">Static signie que la méthode est tjr définie et prête à être utilisée. <text:span text:style-name="T11">Une methode static ne peut appeler que des méthodes statiques.</text:span></text:p>
        </text:list-item>
        <text:list-item>
          <text:p text:style-name="P37">La méthode main</text:p>
          <text:p text:style-name="P37">static void Main(string[] args)</text:p>
          <text:p text:style-name="P37">{</text:p>
          <text:p text:style-name="P37">}</text:p>
          <text:p text:style-name="P37">La méthode Main est la méthode qui regroupe toutes les autres. CLR, lorsqu’il compile va chercher cette méthode comme point de départ à la compilation de toutes les autres. Elle est donc indispensable et doit absolument être disponible partout (d’où le caractère static).</text:p>
        </text:list-item>
        <text:list-item>
          <text:p text:style-name="P38">Retourner une valeur</text:p>
          <text:p text:style-name="P38">static typeValeurRetournee method()</text:p>
          <text:p text:style-name="P38">{</text:p>
          <text:list>
            <text:list-header>
              <text:p text:style-name="P38">return valeur ;</text:p>
            </text:list-header>
          </text:list>
        </text:list-item>
      </text:list>
      <text:p text:style-name="P39"><text:tab/>}</text:p>
      <text:p text:style-name="P39">On doit toujours définir quel est le type de la valeur retourner en remplaçant le void par ce type ( ex static double methode() → retourne une valeur numérique double.</text:p>
      <text:p text:style-name="P43">Attention : tous les chemins de la méthodes dont on veut retourner une valeur doivent avoir le mot return (par exemple dans une boucle if / else)</text:p>
      <text:p text:style-name="P44">Utiliser le mot return ; sans rien met un terme à l’exécution de la méthode et ne renvoie rien.</text:p>
      <text:p text:style-name="P39"/>
      <text:list xml:id="list2598252185" text:style-name="L8">
        <text:list-item>
          <text:p text:style-name="P40">Math.pow(variable, nombre) → met la variable à la puissance nombre.</text:p>
        </text:list-item>
        <text:list-item>
          <text:p text:style-name="P41">Math.sqrt → prend la racine carrée</text:p>
        </text:list-item>
      </text:list>
      <text:p text:style-name="P42"/>
      <text:p text:style-name="P9">Cours 2 – Tableau, listes et énumérations</text:p>
      <text:p text:style-name="P45"/>
      <text:list xml:id="list3326079902" text:style-name="L9">
        <text:list-item>
          <text:p text:style-name="P46">Déclaration d’un tableau d’élément de même type</text:p>
          <text:p text:style-name="P46">type[] nomTableau = new type[] {valeur1, …, Valeurn} ;</text:p>
          <text:p text:style-name="P46">par exemple type peut être string.</text:p>
        </text:list-item>
        <text:list-item>
          <text:p text:style-name="P47">nomTableau[n] –&gt; donne valeur à l’indice n</text:p>
        </text:list-item>
        <text:list-item>
          <text:p text:style-name="P47">Trie d’un tableau : Array.<text:span text:style-name="T13">S</text:span>ort(nomTableau) ;</text:p>
        </text:list-item>
        <text:list-item>
          <text:p text:style-name="P48">Déclaration d’une liste :</text:p>
          <text:p text:style-name="P48">List&lt;type&gt; nomList = new List&lt;type&gt; <text:span text:style-name="T12">{valeur1, …, Valeurn} ;</text:span></text:p>
        </text:list-item>
        <text:list-item>
          <text:p text:style-name="P49">Ajouter une valeur à une liste:</text:p>
          <text:p text:style-name="P49">nomList.Add(nouvelleValeur);</text:p>
        </text:list-item>
        <text:list-item>
          <text:p text:style-name="P50">Supprimer une valeur de la liste</text:p>
          <text:p text:style-name="P50">nomList.RemoveAt(index_a_supprimer) ;</text:p>
        </text:list-item>
        <text:list-item>
          <text:p text:style-name="P51">Rechercher l’index d’une valeur</text:p>
          <text:p text:style-name="P51">nomList.IndexOf(valeur) → retourne un index</text:p>
        </text:list-item>
      </text:list>
      <text:p text:style-name="P52"><text:soft-page-break/>Différence entre liste et tableau : Le tableau peut être multidimensionnel (3D) mais reste de taille fixe. On ne peut que changer une valeur par une autre mais pas ajouter ou supprimer une valeur comme dans les listes. </text:p>
      <text:p text:style-name="P52"/>
      <text:list xml:id="list2433710911" text:style-name="L10">
        <text:list-item>
          <text:p text:style-name="P53">Les énumérations : <text:span text:style-name="T14">A ne pas définir dans le Main</text:span></text:p>
          <text:p text:style-name="P53">enum Nomenum</text:p>
          <text:p text:style-name="P53">{</text:p>
          <text:p text:style-name="P53">valuer1,</text:p>
          <text:p text:style-name="P53">…,</text:p>
          <text:p text:style-name="P53">valeurn</text:p>
        </text:list-item>
      </text:list>
      <text:p text:style-name="P54"><text:tab/>}</text:p>
      <text:p text:style-name="P54"><text:tab/><text:span text:style-name="T15">Nomenum.valeurn = valeurn</text:span></text:p>
      <text:p text:style-name="P55">Toutes les valeurs définies dans une énumération sont des entiers. SI pas forcée (valeur1 = 7 par exemple) elles suivent l’odres croissant (valeur 1 → valeur de 0)</text:p>
      <text:p text:style-name="P56">Une énumération s'utilise lorsque l'on veut créer un type possédant plusieurs valeurs fixes, comme les jours de la sem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21:32:06.701567684</meta:creation-date>
    <dc:date>2019-03-06T23:13:04.188580117</dc:date>
    <meta:editing-duration>PT1H40M31S</meta:editing-duration>
    <meta:editing-cycles>58</meta:editing-cycles>
    <meta:generator>LibreOffice/6.0.6.2$Linux_X86_64 LibreOffice_project/00m0$Build-2</meta:generator>
    <meta:document-statistic meta:table-count="2" meta:image-count="0" meta:object-count="0" meta:page-count="4" meta:paragraph-count="142" meta:word-count="858" meta:character-count="4755" meta:non-whitespace-character-count="4044"/>
  </office:meta>
</office:document-meta>
</file>